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Fet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d1b24" officeooo:paragraph-rsid="000d1b24"/>
    </style:style>
    <style:style style:name="P2" style:family="paragraph" style:parent-style-name="Text_20_body">
      <style:text-properties officeooo:rsid="000f1207" officeooo:paragraph-rsid="000f1207"/>
    </style:style>
    <style:style style:name="P3" style:family="paragraph" style:parent-style-name="Text_20_body">
      <style:text-properties fo:font-weight="bold" officeooo:rsid="00136473" officeooo:paragraph-rsid="00136473" style:font-weight-asian="bold" style:font-weight-complex="bold"/>
    </style:style>
    <style:style style:name="P4" style:family="paragraph" style:parent-style-name="Text_20_body">
      <style:text-properties fo:font-weight="bold" officeooo:rsid="0015e61e" officeooo:paragraph-rsid="0015e61e" style:font-weight-asian="bold" style:font-weight-complex="bold"/>
    </style:style>
    <style:style style:name="P5" style:family="paragraph" style:parent-style-name="Text_20_body">
      <style:text-properties fo:font-weight="normal" officeooo:rsid="0011452e" officeooo:paragraph-rsid="0011452e" style:font-weight-asian="normal" style:font-weight-complex="normal"/>
    </style:style>
    <style:style style:name="P6" style:family="paragraph" style:parent-style-name="Text_20_body">
      <style:text-properties officeooo:rsid="0011452e" officeooo:paragraph-rsid="0011452e"/>
    </style:style>
    <style:style style:name="P7" style:family="paragraph" style:parent-style-name="Text_20_body">
      <style:text-properties officeooo:rsid="00136473" officeooo:paragraph-rsid="00136473"/>
    </style:style>
    <style:style style:name="P8" style:family="paragraph" style:parent-style-name="Text_20_body">
      <style:text-properties officeooo:rsid="0014819d" officeooo:paragraph-rsid="0014819d"/>
    </style:style>
    <style:style style:name="P9" style:family="paragraph" style:parent-style-name="Text_20_body">
      <style:text-properties officeooo:paragraph-rsid="0018c620"/>
    </style:style>
    <style:style style:name="P10" style:family="paragraph" style:parent-style-name="Text_20_body">
      <style:text-properties officeooo:rsid="001a8bae" officeooo:paragraph-rsid="001a8bae"/>
    </style:style>
    <style:style style:name="P11" style:family="paragraph" style:parent-style-name="Title">
      <style:text-properties officeooo:rsid="00099f23"/>
    </style:style>
    <style:style style:name="P12" style:family="paragraph" style:parent-style-name="Text_20_body">
      <style:text-properties officeooo:rsid="00099f23" officeooo:paragraph-rsid="000a87e1"/>
    </style:style>
    <style:style style:name="P13" style:family="paragraph" style:parent-style-name="Text_20_body">
      <style:text-properties officeooo:rsid="00107dfb" officeooo:paragraph-rsid="0018c620"/>
    </style:style>
    <style:style style:name="P14" style:family="paragraph" style:parent-style-name="Text_20_body">
      <style:text-properties officeooo:rsid="001a8bae" officeooo:paragraph-rsid="001a8bae"/>
    </style:style>
    <style:style style:name="P15" style:family="paragraph" style:parent-style-name="Text_20_body" style:list-style-name="L1">
      <style:text-properties officeooo:rsid="001ce57a" officeooo:paragraph-rsid="001ce57a"/>
    </style:style>
    <style:style style:name="P16" style:family="paragraph" style:parent-style-name="Text_20_body" style:list-style-name="L1">
      <style:text-properties officeooo:rsid="0022262f" officeooo:paragraph-rsid="0022262f"/>
    </style:style>
    <style:style style:name="P17" style:family="paragraph" style:parent-style-name="Text_20_body" style:list-style-name="L1">
      <style:text-properties officeooo:rsid="0023dde2" officeooo:paragraph-rsid="0023dde2"/>
    </style:style>
    <style:style style:name="P18" style:family="paragraph" style:parent-style-name="Text_20_body" style:list-style-name="L1">
      <style:text-properties officeooo:rsid="002271aa" officeooo:paragraph-rsid="002271aa"/>
    </style:style>
    <style:style style:name="P19" style:family="paragraph" style:parent-style-name="Text_20_body">
      <style:text-properties fo:font-weight="normal" officeooo:rsid="0015e61e" officeooo:paragraph-rsid="00136473" style:font-weight-asian="normal" style:font-weight-complex="normal"/>
    </style:style>
    <style:style style:name="P20" style:family="paragraph" style:parent-style-name="Text_20_body">
      <style:text-properties fo:font-weight="normal" officeooo:rsid="00229fe7" officeooo:paragraph-rsid="0015e61e" style:font-weight-asian="normal" style:font-weight-complex="normal"/>
    </style:style>
    <style:style style:name="P21" style:family="paragraph" style:parent-style-name="Text_20_body">
      <style:text-properties fo:font-weight="bold" officeooo:rsid="00229fe7" officeooo:paragraph-rsid="00229fe7" style:font-weight-asian="bold" style:font-weight-complex="bold"/>
    </style:style>
    <style:style style:name="P22" style:family="paragraph" style:parent-style-name="Text_20_body">
      <style:text-properties fo:font-weight="bold" officeooo:rsid="002ca741" officeooo:paragraph-rsid="002ca741" style:font-weight-asian="bold" style:font-weight-complex="bold"/>
    </style:style>
    <style:style style:name="P23" style:family="paragraph" style:parent-style-name="Heading_20_2">
      <style:text-properties fo:font-weight="bold" officeooo:rsid="0014819d" officeooo:paragraph-rsid="0014819d" style:font-weight-asian="bold" style:font-weight-complex="bold"/>
    </style:style>
    <style:style style:name="P24" style:family="paragraph" style:parent-style-name="Heading_20_2">
      <style:text-properties officeooo:rsid="0011452e" officeooo:paragraph-rsid="0011452e"/>
    </style:style>
    <style:style style:name="P25" style:family="paragraph" style:parent-style-name="Heading_20_2">
      <style:text-properties officeooo:rsid="00132c5f" officeooo:paragraph-rsid="00132c5f"/>
    </style:style>
    <style:style style:name="P26" style:family="paragraph" style:parent-style-name="Heading_20_2">
      <style:text-properties officeooo:rsid="00107dfb" officeooo:paragraph-rsid="00136473"/>
    </style:style>
    <style:style style:name="P27" style:family="paragraph" style:parent-style-name="Heading_20_2">
      <style:text-properties officeooo:rsid="00107dfb" officeooo:paragraph-rsid="001a8bae"/>
    </style:style>
    <style:style style:name="P28" style:family="paragraph" style:parent-style-name="Heading_20_2">
      <style:text-properties officeooo:rsid="0016d2cd" officeooo:paragraph-rsid="0016d2cd"/>
    </style:style>
    <style:style style:name="P29" style:family="paragraph" style:parent-style-name="Heading_20_1">
      <style:text-properties officeooo:rsid="00252aba" officeooo:paragraph-rsid="00252aba"/>
    </style:style>
    <style:style style:name="P30" style:family="paragraph" style:parent-style-name="Heading_20_1">
      <style:text-properties officeooo:rsid="00107dfb" officeooo:paragraph-rsid="00107dfb"/>
    </style:style>
    <style:style style:name="P31" style:family="paragraph" style:parent-style-name="Heading_20_1">
      <style:text-properties officeooo:rsid="00107dfb" officeooo:paragraph-rsid="00136473"/>
    </style:style>
    <style:style style:name="P32" style:family="paragraph" style:parent-style-name="Heading_20_1">
      <style:text-properties officeooo:rsid="00136473" officeooo:paragraph-rsid="00136473"/>
    </style:style>
    <style:style style:name="T1" style:family="text">
      <style:text-properties officeooo:rsid="00099f23"/>
    </style:style>
    <style:style style:name="T2" style:family="text">
      <style:text-properties officeooo:rsid="00107dfb"/>
    </style:style>
    <style:style style:name="T3" style:family="text">
      <style:text-properties officeooo:rsid="00132c5f"/>
    </style:style>
    <style:style style:name="T4" style:family="text">
      <style:text-properties officeooo:rsid="0014819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5e61e" style:font-weight-asian="normal" style:font-weight-complex="normal"/>
    </style:style>
    <style:style style:name="T7" style:family="text">
      <style:text-properties fo:font-weight="normal" officeooo:rsid="00229fe7" style:font-weight-asian="normal" style:font-weight-complex="normal"/>
    </style:style>
    <style:style style:name="T8" style:family="text">
      <style:text-properties fo:font-weight="normal" officeooo:rsid="0027cef8" style:font-weight-asian="normal" style:font-weight-complex="normal"/>
    </style:style>
    <style:style style:name="T9" style:family="text">
      <style:text-properties fo:font-weight="normal" officeooo:rsid="0026672a" style:font-weight-asian="normal" style:font-weight-complex="normal"/>
    </style:style>
    <style:style style:name="T10" style:family="text">
      <style:text-properties officeooo:rsid="0018c620"/>
    </style:style>
    <style:style style:name="T11" style:family="text">
      <style:text-properties officeooo:rsid="001de0ca"/>
    </style:style>
    <style:style style:name="T12" style:family="text">
      <style:text-properties officeooo:rsid="0022262f"/>
    </style:style>
    <style:style style:name="T13" style:family="text">
      <style:text-properties officeooo:rsid="00287cf2"/>
    </style:style>
    <style:style style:name="T14" style:family="text">
      <style:text-properties officeooo:rsid="002a0e2f"/>
    </style:style>
    <style:style style:name="T15" style:family="text">
      <style:text-properties officeooo:rsid="002bec5b"/>
    </style:style>
    <style:style style:name="T16" style:family="text">
      <style:text-properties officeooo:rsid="002d49d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Vision Den Glade Piraten</text:p>
      <text:h text:style-name="P29" text:outline-level="1"><text:span text:style-name="T1">B</text:span>akgrund</text:h>
      <text:p text:style-name="P12">Den Glade Piraten är en båtklubb som bland annat sköter om medlemmarnas båtplaceringar och tillhörande administration av detta.</text:p>
      <text:p text:style-name="P1"><text:span text:style-name="T1">F</text:span>ör att minska arbetsbördan och förenkla medlems- och ekonomisk administration har ett elektroniskt medlemsregister önskats ersätta det <text:span text:style-name="T11">nuvarande handskrivna</text:span>.</text:p>
      <text:p text:style-name="P2">Dagens system lider brister i översikt av betald medlemsavgift till den grad att intäkter <text:span text:style-name="T11">gås miste om</text:span>, avgiften består av en fast del samt en rörlig per båtplats. Dessa avgifter skulle enklare kunna hanteras genom att i ett <text:span text:style-name="T13">webbaserat </text:span>elektroniskt system se medlem <text:span text:style-name="T11">med tillhörande</text:span> båtar, platser och betalningsstatus. <text:span text:style-name="T11">Även tilldelning av båtplats ska effektiviseras genom automatiska sökningar i det nationella båtregistret.</text:span></text:p>
      <text:h text:style-name="P30" text:outline-level="1">Användargrupper</text:h>
      <text:h text:style-name="P23" text:outline-level="2"><text:span text:style-name="T2">K</text:span>lubbmedlem</text:h>
      <text:p text:style-name="P5">Mindre datorvana, använder såväl dator som surfplatta för enklare arbetsuppgifter.</text:p>
      <text:h text:style-name="P24" text:outline-level="2">Sekreterare</text:h>
      <text:p text:style-name="P6"><text:span text:style-name="T4">Arbetar för klubben, mest van vid papper och penna, söker ofta i databaser efter information, arbetar med platstilldelningar. Goda</text:span> <text:span text:style-name="T4">datorkunskaper.</text:span></text:p>
      <text:h text:style-name="P25" text:outline-level="2">Kassör</text:h>
      <text:p text:style-name="P8"><text:span text:style-name="T3">A</text:span>rbetar för klubben, grundläggande datorkunskaper, arbetar främst utan dator, <text:span text:style-name="T10">administrerar medlemsavgifter.</text:span></text:p>
      <text:h text:style-name="P31" text:outline-level="1">Intressenter</text:h>
      <text:h text:style-name="P26" text:outline-level="2">Gunnar</text:h>
      <text:p text:style-name="P13">Klubbordförande, beslutar om inköp och större förändringar inom klubben. <text:line-break/>Kontakt: gunnar@dgp.se, 076-456789</text:p>
      <text:h text:style-name="P26" text:outline-level="2">Svante</text:h>
      <text:p text:style-name="P9"><text:span text:style-name="T2">Sekreterare, hanterar bokning av båtplatser.<text:line-break/>Kontakt: svante@dgp.se, 076-9876543</text:span></text:p>
      <text:h text:style-name="P27" text:outline-level="2">Gunilla</text:h>
      <text:p text:style-name="P10"><text:span text:style-name="T2">K</text:span>assör, hanterar medlemsavgifter.</text:p>
      <text:p text:style-name="P10">Kontakt: gunilla@dgp.se, 076-1234567</text:p>
      <text:h text:style-name="P31" text:outline-level="1"><text:soft-page-break/>Liknande system</text:h>
      <text:h text:style-name="P28" text:outline-level="2">BAS-K</text:h>
      <text:list xml:id="list3730128466432305943" text:style-name="L1">
        <text:list-item>
          <text:p text:style-name="P15">Medlemsregister <text:span text:style-name="T12">med hantering av antal båtar och tillhörande avgifter</text:span></text:p>
        </text:list-item>
        <text:list-item>
          <text:p text:style-name="P16">Hantering av båtplatser</text:p>
        </text:list-item>
        <text:list-item>
          <text:p text:style-name="P16">E-post och SMS-listor för bland annat betalningsaviseringar och viktiga meddelanden</text:p>
        </text:list-item>
        <text:list-item>
          <text:p text:style-name="P17">Funktionsrik administrativ vy för ekonomi och medlemsuppgifter.</text:p>
        </text:list-item>
        <text:list-item>
          <text:p text:style-name="P16">Rörigt UI för klubbmedlemmar som bara vill se sina båtar och plats- samt betalningsstatus.</text:p>
        </text:list-item>
        <text:list-item>
          <text:p text:style-name="P18">Fungerar endast på PC och MAC, ej responsiv design för vare sig administration eller medlemsinformation.</text:p>
        </text:list-item>
      </text:list>
      <text:h text:style-name="P32" text:outline-level="1">Baskrav</text:h>
      <text:p text:style-name="P3">BK1 – <text:span text:style-name="T6">Klubbmedlemmar skall genom en lättförstådd och navigerad webbplats kunna betala medlemsavgift och hantera sina uppgifter.</text:span></text:p>
      <text:p text:style-name="P19"/>
      <text:p text:style-name="P3"><text:tab/>BK<text:span text:style-name="T14">1.1</text:span> – <text:span text:style-name="T6">Klubbmedlemmen skall kunna se betalningsstatus på medlemsavgift samt <text:tab/>båtavgift, såväl fast som rörlig (som baseras på antal båtplatser).</text:span></text:p>
      <text:p text:style-name="P19"/>
      <text:p text:style-name="P4">BK<text:span text:style-name="T15">2</text:span> – <text:span text:style-name="T7">Sekreterare skall ha tillgång till automatiska uppslag i det nationella båtregistret för förenklad båtplacering.</text:span></text:p>
      <text:p text:style-name="P20"/>
      <text:p text:style-name="P21">BK<text:span text:style-name="T15">3</text:span> – <text:span text:style-name="T5">Kassör skall enkelt ha tillgång till översikt för individuell persons inbetalningar, utefter antalet båtar.</text:span></text:p>
      <text:p text:style-name="P21"><text:span text:style-name="T5"/></text:p>
      <text:p text:style-name="P22">BK4 – <text:span text:style-name="T5">Kassör och sekreterare skall ha tillgång till administrationsystem för fakturahantering/påminnelser genom portal och E-post.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Fet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style:font-name="Times New Roman1" fo:font-family="'Times New Roman'" style:font-style-name="Fet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family="'Times New Roman'" style:font-style-name="Fet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Times New Roman1" fo:font-family="'Times New Roman'" style:font-style-name="Fet" style:font-family-generic="roman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4T00:54:20.063000000</meta:creation-date>
    <dc:date>2013-12-05T18:23:30.568000000</dc:date>
    <meta:editing-duration>P1DT4H40S</meta:editing-duration>
    <meta:editing-cycles>34</meta:editing-cycles>
    <meta:generator>LibreOffice/4.1.3.2$Windows_x86 LibreOffice_project/70feb7d99726f064edab4605a8ab840c50ec57a</meta:generator>
    <meta:document-statistic meta:table-count="0" meta:image-count="0" meta:object-count="0" meta:page-count="2" meta:paragraph-count="34" meta:word-count="327" meta:character-count="2508" meta:non-whitespace-character-count="2213"/>
  </office:meta>
</office:document-meta>
</file>